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eec52" officeooo:paragraph-rsid="001eec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itya Prakash is an undergraduate student at Indian Institute of Information Technology, Vadodara. He primarily codes in C++. The motto for him is: So far so good. He plays cricket, watches superhero movies, football and is a big fan of answering questions. So drop him a mail at 'adityaisaditya@gmail.com'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3T17:36:48.411762149</dc:date>
    <meta:document-statistic meta:table-count="0" meta:image-count="0" meta:object-count="0" meta:page-count="1" meta:paragraph-count="1" meta:word-count="49" meta:character-count="308" meta:non-whitespace-character-count="260"/>
    <meta:generator>LibreOffice/4.2.8.2$Linux_x86 LibreOffice_project/420m0$Build-2</meta:generator>
  </office:meta>
</office:document-meta>
</file>